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enemy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88" table:default-cell-style-name="ce66"/>
        <table:table-column table:style-name="co2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4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Laning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4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-10" calcext:value-type="float">
            <text:p>-1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weaker_enemy_hero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level_six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50" calcext:value-type="float">
            <text:p>50</text:p>
          </table:table-cell>
          <table:table-cell table:style-name="ce69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16:36:58.731943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7T16:37:02.408648239</dc:date>
    <meta:editing-duration>P1DT19H20M38S</meta:editing-duration>
    <meta:editing-cycles>1772</meta:editing-cycles>
    <meta:document-statistic meta:table-count="9" meta:cell-count="2713" meta:object-count="0"/>
  </office:meta>
</office:document-meta>
</file>